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352" officeooo:paragraph-rsid="00197352"/>
    </style:style>
    <style:style style:name="P2" style:family="paragraph" style:parent-style-name="Standard">
      <style:text-properties fo:font-size="15pt" fo:font-weight="bold" officeooo:rsid="00197352" officeooo:paragraph-rsid="00197352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fo:font-weight="bold" officeooo:rsid="00197352" officeooo:paragraph-rsid="001aec9e" style:font-size-asian="18pt" style:font-weight-asian="bold" style:font-size-complex="18pt" style:font-weight-complex="bold"/>
    </style:style>
    <style:style style:name="T1" style:family="text">
      <style:text-properties officeooo:rsid="001ae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DT4136 Introduction to Artificial Intelligence </text:span></text:p>
      <text:p text:style-name="P3">Assignment 3 <text:s/>- Siri Mykland</text:p>
      <text:p text:style-name="P1"/>
      <text:p text:style-name="P2">Output for q2 – MinimaxAgent:</text:p>
      <text:p text:style-name="P1"/>
      <text:p text:style-name="P1">Starting on 10-4 at 14:18:10</text:p>
      <text:p text:style-name="P1"/>
      <text:p text:style-name="P1">Question q2</text:p>
      <text:p text:style-name="P1">===========</text:p>
      <text:p text:style-name="P1"/>
      <text:p text:style-name="P1">*** PASS: test_cases/q2/0-lecture-6-tree.test</text:p>
      <text:p text:style-name="P1">*** PASS: test_cases/q2/0-small-tree.test</text:p>
      <text:p text:style-name="P1">*** PASS: test_cases/q2/1-1-minmax.test</text:p>
      <text:p text:style-name="P1">*** PASS: test_cases/q2/1-2-minmax.test</text:p>
      <text:p text:style-name="P1">*** PASS: test_cases/q2/1-3-minmax.test</text:p>
      <text:p text:style-name="P1">*** PASS: test_cases/q2/1-4-minmax.test</text:p>
      <text:p text:style-name="P1">*** PASS: test_cases/q2/1-5-minmax.test</text:p>
      <text:p text:style-name="P1">*** PASS: test_cases/q2/1-6-minmax.test</text:p>
      <text:p text:style-name="P1">*** PASS: test_cases/q2/1-7-minmax.test</text:p>
      <text:p text:style-name="P1">*** PASS: test_cases/q2/1-8-minmax.test</text:p>
      <text:p text:style-name="P1">*** PASS: test_cases/q2/2-1a-vary-depth.test</text:p>
      <text:p text:style-name="P1">*** PASS: test_cases/q2/2-1b-vary-depth.test</text:p>
      <text:p text:style-name="P1">*** PASS: test_cases/q2/2-2a-vary-depth.test</text:p>
      <text:p text:style-name="P1">*** PASS: test_cases/q2/2-2b-vary-depth.test</text:p>
      <text:p text:style-name="P1">*** PASS: test_cases/q2/2-3a-vary-depth.test</text:p>
      <text:p text:style-name="P1">*** PASS: test_cases/q2/2-3b-vary-depth.test</text:p>
      <text:p text:style-name="P1">*** PASS: test_cases/q2/2-4a-vary-depth.test</text:p>
      <text:p text:style-name="P1">*** PASS: test_cases/q2/2-4b-vary-depth.test</text:p>
      <text:p text:style-name="P1">*** PASS: test_cases/q2/2-one-ghost-3level.test</text:p>
      <text:p text:style-name="P1">*** PASS: test_cases/q2/3-one-ghost-4level.test</text:p>
      <text:p text:style-name="P1">*** PASS: test_cases/q2/4-two-ghosts-3level.test</text:p>
      <text:p text:style-name="P1">*** PASS: test_cases/q2/5-two-ghosts-4level.test</text:p>
      <text:p text:style-name="P1">*** PASS: test_cases/q2/6-tied-root.test</text:p>
      <text:p text:style-name="P1">*** PASS: test_cases/q2/7-1a-check-depth-one-ghost.test</text:p>
      <text:p text:style-name="P1">*** PASS: test_cases/q2/7-1b-check-depth-one-ghost.test</text:p>
      <text:p text:style-name="P1">*** PASS: test_cases/q2/7-1c-check-depth-one-ghost.test</text:p>
      <text:p text:style-name="P1">*** PASS: test_cases/q2/7-2a-check-depth-two-ghosts.test</text:p>
      <text:p text:style-name="P1">*** PASS: test_cases/q2/7-2b-check-depth-two-ghosts.test</text:p>
      <text:p text:style-name="P1">*** PASS: test_cases/q2/7-2c-check-depth-two-ghosts.test</text:p>
      <text:p text:style-name="P1">*** Running MinimaxAgent on smallClassic 1 time(s).</text:p>
      <text:p text:style-name="P1">Pacman died! Score: 84</text:p>
      <text:p text:style-name="P1">Average Score: 84.0</text:p>
      <text:p text:style-name="P1">Scores: <text:s text:c="7"/>84.0</text:p>
      <text:p text:style-name="P1">Win Rate: <text:s text:c="5"/>0/1 (0.00)</text:p>
      <text:p text:style-name="P1">Record: <text:s text:c="7"/>Loss</text:p>
      <text:p text:style-name="P1">*** Finished running MinimaxAgent on smallClassic after 16 seconds.</text:p>
      <text:p text:style-name="P1">*** Won 0 out of 1 games. Average score: 84.000000 ***</text:p>
      <text:p text:style-name="P1">*** PASS: test_cases/q2/8-pacman-game.test</text:p>
      <text:p text:style-name="P1"/>
      <text:p text:style-name="P1">### Question q2: 5/5 ###</text:p>
      <text:p text:style-name="P1"/>
      <text:p text:style-name="P1"><text:soft-page-break/></text:p>
      <text:p text:style-name="P1">Finished at 14:18:27</text:p>
      <text:p text:style-name="P1"/>
      <text:p text:style-name="P1">Provisional grades</text:p>
      <text:p text:style-name="P1">==================</text:p>
      <text:p text:style-name="P1">Question q2: 5/5</text:p>
      <text:p text:style-name="P1">------------------</text:p>
      <text:p text:style-name="P1">Total: 5/5</text:p>
      <text:p text:style-name="P1"/>
      <text:p text:style-name="P1">Your grades are NOT yet registered. <text:s/>To register your grades, make sure</text:p>
      <text:p text:style-name="P1">to follow your instructor's guidelines to receive credit on your project.</text:p>
      <text:p text:style-name="P1"/>
      <text:p text:style-name="P1"/>
      <text:p text:style-name="P2">Output for q3 AlphaBetaAgent:</text:p>
      <text:p text:style-name="P1"/>
      <text:p text:style-name="P1">Starting on 10-4 at 14:20:30</text:p>
      <text:p text:style-name="P1"/>
      <text:p text:style-name="P1">Question q3</text:p>
      <text:p text:style-name="P1">===========</text:p>
      <text:p text:style-name="P1"/>
      <text:p text:style-name="P1">*** PASS: test_cases/q3/0-lecture-6-tree.test</text:p>
      <text:p text:style-name="P1">*** PASS: test_cases/q3/0-small-tree.test</text:p>
      <text:p text:style-name="P1">*** PASS: test_cases/q3/1-1-minmax.test</text:p>
      <text:p text:style-name="P1">*** PASS: test_cases/q3/1-2-minmax.test</text:p>
      <text:p text:style-name="P1">*** PASS: test_cases/q3/1-3-minmax.test</text:p>
      <text:p text:style-name="P1">*** PASS: test_cases/q3/1-4-minmax.test</text:p>
      <text:p text:style-name="P1">*** PASS: test_cases/q3/1-5-minmax.test</text:p>
      <text:p text:style-name="P1">*** PASS: test_cases/q3/1-6-minmax.test</text:p>
      <text:p text:style-name="P1">*** PASS: test_cases/q3/1-7-minmax.test</text:p>
      <text:p text:style-name="P1">*** PASS: test_cases/q3/1-8-minmax.test</text:p>
      <text:p text:style-name="P1">*** PASS: test_cases/q3/2-1a-vary-depth.test</text:p>
      <text:p text:style-name="P1">*** PASS: test_cases/q3/2-1b-vary-depth.test</text:p>
      <text:p text:style-name="P1">*** PASS: test_cases/q3/2-2a-vary-depth.test</text:p>
      <text:p text:style-name="P1">*** PASS: test_cases/q3/2-2b-vary-depth.test</text:p>
      <text:p text:style-name="P1">*** PASS: test_cases/q3/2-3a-vary-depth.test</text:p>
      <text:p text:style-name="P1">*** PASS: test_cases/q3/2-3b-vary-depth.test</text:p>
      <text:p text:style-name="P1">*** PASS: test_cases/q3/2-4a-vary-depth.test</text:p>
      <text:p text:style-name="P1">*** PASS: test_cases/q3/2-4b-vary-depth.test</text:p>
      <text:p text:style-name="P1">*** PASS: test_cases/q3/2-one-ghost-3level.test</text:p>
      <text:p text:style-name="P1">*** PASS: test_cases/q3/3-one-ghost-4level.test</text:p>
      <text:p text:style-name="P1">*** PASS: test_cases/q3/4-two-ghosts-3level.test</text:p>
      <text:p text:style-name="P1">*** PASS: test_cases/q3/5-two-ghosts-4level.test</text:p>
      <text:p text:style-name="P1">*** PASS: test_cases/q3/6-tied-root.test</text:p>
      <text:p text:style-name="P1">*** PASS: test_cases/q3/7-1a-check-depth-one-ghost.test</text:p>
      <text:p text:style-name="P1">*** PASS: test_cases/q3/7-1b-check-depth-one-ghost.test</text:p>
      <text:p text:style-name="P1">*** PASS: test_cases/q3/7-1c-check-depth-one-ghost.test</text:p>
      <text:p text:style-name="P1">*** PASS: test_cases/q3/7-2a-check-depth-two-ghosts.test</text:p>
      <text:p text:style-name="P1">*** PASS: test_cases/q3/7-2b-check-depth-two-ghosts.test</text:p>
      <text:p text:style-name="P1">*** PASS: test_cases/q3/7-2c-check-depth-two-ghosts.test</text:p>
      <text:p text:style-name="P1">*** Running AlphaBetaAgent on smallClassic 1 time(s).</text:p>
      <text:p text:style-name="P1">Pacman died! Score: 84</text:p>
      <text:p text:style-name="P1">Average Score: 84.0</text:p>
      <text:p text:style-name="P1"><text:soft-page-break/>Scores: <text:s text:c="7"/>84.0</text:p>
      <text:p text:style-name="P1">Win Rate: <text:s text:c="5"/>0/1 (0.00)</text:p>
      <text:p text:style-name="P1">Record: <text:s text:c="7"/>Loss</text:p>
      <text:p text:style-name="P1">*** Finished running AlphaBetaAgent on smallClassic after 17 seconds.</text:p>
      <text:p text:style-name="P1">*** Won 0 out of 1 games. Average score: 84.000000 ***</text:p>
      <text:p text:style-name="P1">*** PASS: test_cases/q3/8-pacman-game.test</text:p>
      <text:p text:style-name="P1"/>
      <text:p text:style-name="P1">### Question q3: 5/5 ###</text:p>
      <text:p text:style-name="P1"/>
      <text:p text:style-name="P1"/>
      <text:p text:style-name="P1">Finished at 14:20:47</text:p>
      <text:p text:style-name="P1"/>
      <text:p text:style-name="P1">Provisional grades</text:p>
      <text:p text:style-name="P1">==================</text:p>
      <text:p text:style-name="P1">Question q3: 5/5</text:p>
      <text:p text:style-name="P1">------------------</text:p>
      <text:p text:style-name="P1">Total: 5/5</text:p>
      <text:p text:style-name="P1"/>
      <text:p text:style-name="P1">Your grades are NOT yet registered. <text:s/>To register your grades, make sure</text:p>
      <text:p text:style-name="P1">to follow your instructor's guidelines to receive credit on your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17:59.697342122</meta:creation-date>
    <dc:date>2019-10-04T14:26:29.373333875</dc:date>
    <meta:editing-duration>PT8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4" meta:word-count="378" meta:character-count="4036" meta:non-whitespace-character-count="3719"/>
  </office:meta>
</office:document-meta>
</file>